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500FBD2367301C97DEF.jpg" manifest:media-type="image/jpeg"/>
  <manifest:file-entry manifest:full-path="Pictures/10000000000003C0000005006AF97DF52453314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Зображення2" text:anchor-type="char" svg:x="-0.508cm" svg:y="-1.161cm" svg:width="17cm" svg:height="22.666cm" draw:z-index="1"><draw:image xlink:href="Pictures/10000000000003C000000500FBD2367301C97DEF.jpg" xlink:type="simple" xlink:show="embed" xlink:actuate="onLoad" draw:mime-type="image/jpeg"/></draw:frame></text:p>
      <text:p text:style-name="P1"><draw:frame draw:style-name="fr1" draw:name="Зображення1" text:anchor-type="char" svg:x="-0.464cm" svg:y="0.206cm" svg:width="17cm" svg:height="22.666cm" draw:z-index="0"><draw:image xlink:href="Pictures/10000000000003C0000005006AF97DF52453314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8T19:55:30.156000000</dc:date>
    <meta:editing-duration>PT2M6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